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tstehung der Verschlüsselung:</text:p>
      <text:p text:style-name="Standard"/>
      <text:p text:style-name="Standard">Schon seit tausenden Jahren versuchen die Menschen durch verschlüsselte Schrift Nachrichten vor Anderen geheim zu halten. Man kann nicht genau datieren wann es angefangen hat, aber schon 3000 v.Chr., zu Zeiten der Ägypter, hat man Rezepte oder Mixturen verschlüsselt, damit nicht jeder die geheime Zutat oder die Zubereitungsschritte nachlesen kann. Die wohl berühmteste Verschlüsselungsmethode (wenngleich sie auch sehr unsicher und leicht zu entschlüsseln ist) ist die Cäsar-Chiffre. Man bildet einen Buchstaben aus dem Ursprungstext auf einen Geheimtextbuchstaben ab. Man nimmt zum Beispiel das A und bildet es auf das D ab, dann wird jeder andere Buchstabe auch in diesem Abstand abgebildet (A-&gt;D, B-&gt;E, C-&gt;F,....).</text:p>
      <text:p text:style-name="Standard"/>
      <text:p text:style-name="Standard">Mit dem Zeitalter der Renaissance erlebte die Verschlüsselung dann einen raschen Aufschwung, da die Wissenschaft immer mehr an Bedeutung gewann. Grund für diesen Aufschwung war unter anderem auch die Angst vor Staatsfeinden und das diese Nachrichten und Befehle belauschen könnten und somit möglicherweise Vorteile in Kriegsführung oder Wissenschaft erhalten könnten. Es wurden Verfahren weiterentwickelt, die schon seit Jahrtausenden nicht mehr weiterentwickelt wurden. Als größten Fortschritt kann man hierbei die Entwicklung der Chiffrierscheibe von Leon Battista Alberti sehen, durch die nicht nur die Abbildung in einem, sondern in mehreren Alphabeten möglich wurde. <text:s/></text:p>
      <text:p text:style-name="Standard"/>
      <text:p text:style-name="Standard">Wie wichtig Verschlüsselung in der Kriegsführung war kann man sehr gut am Beispiel 2.Weltkrieg sehen: Mittlerweile konnte man schon Maschinen die Verschlüsselung übernehmen lassen und musste nicht mehr von Hand ver- und entschlüsseln. Die wohl bekannteste Maschine zu dieser Zeit war die Enigma, die von Arthur Scherbius entwickelt wurde. Lange galt Enigma als nicht entschlüsselbar und wurde von Deutschland im 2. Weltkrieg zehntausendfach eingesetzt. Erst 1939 schaffte es ein britisches Team um Alan Turing abgefangene Funksprüche zu entschlüsseln und somit entscheidend zum Ausgang des Krieges beizutragen.</text:p>
      <text:p text:style-name="Standard"/>
      <text:p text:style-name="Standard">Mit dem Aufkommen der Computer in den siebziger Jahren trat dann ein Wandel im Thema Verschlüsselung ein und es wurde von einer Geheimwissenschaft zu einer öffentlichen Forschungsdisziplin. Das lag auch viel daran das durch den Computer die Nachfrage nach Datenverschlüsselung erheblich angestiegen ist. Es kam zur Entwicklung des DES (DATA ENCRYPTION STANDARD) durch IBM und NSA, welches heutzutage aufgrund mangelnder Sicherheit nur noch in Notfällen benutzt wird. </text:p>
      <text:p text:style-name="Standard"/>
      <text:p text:style-name="Standard">Mit der Veröffentlichung des Artikels "New Directions in Cryptography" von Whitfield Diffie und Martin Hellmann wurden dann auch die Grundsteine unserer heutigen Verschlüsselungsmethoden gesetzt:</text:p>
      <text:p text:style-name="Standard">Hat man vorher noch mit einem symmetrischen Schlüsselsystem gearbeitet, welches das Ver- und Entschlüsselns von Nachrichten mit einem einzigen Schlüssel vorsah, so zeigen die Autoren in ihrem Artikel ein asymmetrisches Schlüsselsystem, welches unterschiedliche Schlüssel für die Ver- und Entschlüsselung vorsieht. Ein großer Vorteil, dieses neuen Verfahrens ist es, dass die Schlüssel nicht mehr im Voraus „verteilt“ werden müssen und jeder den selben Schlüssel besitzt, sondern man neuerdings mit einem „public“ und einem „private key“ eindeutig „Ver- und Entschlüssseler“ zuordnen kann.</text:p>
      <text:p text:style-name="Standard"/>
      <text:p text:style-name="Standard">Mittlerweile hat die Verschlüsselung noch viel mehr an Brisanz gewonnen, da mit der Entstehung des Internets und der dadurch sehr einfach gewordenen Globalisierung, der Datenschutz auch für den privaten Benutzer ein sehr wichtiges Thema geworden ist. <text:s/>Mehr zur aktuellen Brisanz des Themas Verschlüsselung und Datenschutz finden sie hier -&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5T13:27:12.24</meta:creation-date>
    <dc:date>2015-01-25T13:40:28.20</dc:date>
    <meta:editing-duration>PT13M16S</meta:editing-duration>
    <meta:editing-cycles>4</meta:editing-cycles>
    <meta:generator>OpenOffice/4.0.1$Win32 OpenOffice.org_project/401m5$Build-9714</meta:generator>
    <meta:document-statistic meta:table-count="0" meta:image-count="0" meta:object-count="0" meta:page-count="1" meta:paragraph-count="8" meta:word-count="504" meta:character-count="3623"/>
  </office:meta>
</office:document-meta>
</file>